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555.65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28.8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17.6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127.36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74.3pt"/>
    </style:style>
    <style:style style:name="co13" style:family="table-column">
      <style:table-column-properties fo:break-before="auto" style:column-width="148.45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31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7.69pt" fo:break-before="auto" style:use-optimal-row-height="true"/>
    </style:style>
    <style:style style:name="ro5" style:family="table-row">
      <style:table-row-properties style:row-height="13.21pt" fo:break-before="auto" style:use-optimal-row-height="true"/>
    </style:style>
    <style:style style:name="ro6" style:family="table-row">
      <style:table-row-properties style:row-height="26.11pt" fo:break-before="auto" style:use-optimal-row-height="false"/>
    </style:style>
    <style:style style:name="ro7" style:family="table-row">
      <style:table-row-properties style:row-height="15.19pt" fo:break-before="auto" style:use-optimal-row-height="true"/>
    </style:style>
    <style:style style:name="ro8" style:family="table-row">
      <style:table-row-properties style:row-height="14.66pt" fo:break-before="auto" style:use-optimal-row-height="true"/>
    </style:style>
    <style:style style:name="ro9" style:family="table-row">
      <style:table-row-properties style:row-height="29.85pt" fo:break-before="auto" style:use-optimal-row-height="false"/>
    </style:style>
    <style:style style:name="ro10" style:family="table-row">
      <style:table-row-properties style:row-height="11.14pt" fo:break-before="auto" style:use-optimal-row-height="false"/>
    </style:style>
    <style:style style:name="ro11" style:family="table-row">
      <style:table-row-properties style:row-height="31.69pt" fo:break-before="auto" style:use-optimal-row-height="false"/>
    </style:style>
    <style:style style:name="ro1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middle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fo:background-color="transparent" fo:wrap-option="no-wrap" fo:border="0.74pt solid #c0c0c0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middle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4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9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41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4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style:use-window-font-color="true" style:text-line-through-style="none" style:text-line-through-type="none" style:font-name="Liberation Sans" fo:font-size="10.5pt" style:font-size-asian="10.5pt" style:font-size-complex="10.5pt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wrap-option="no-wrap" fo:border="0.74pt solid #999999"/>
      <style:paragraph-properties fo:text-align="start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54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55" style:family="table-cell" style:parent-style-name="Default">
      <style:table-cell-properties style:text-align-source="fix" style:repeat-content="false" fo:wrap-option="no-wrap" fo:border="0.74pt solid #808080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font-name="Liberation Sans" fo:font-size="10.5pt" style:font-size-asian="10.5pt" style:font-size-complex="10.5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67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7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7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7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88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9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0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91" style:family="table-cell" style:parent-style-name="Default" style:data-style-name="N159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9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98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99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00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10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3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104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5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</style:style>
    <style:style style:name="ce10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08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9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1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2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pt"/>
    </style:style>
    <style:style style:name="ce113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14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15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73"/>
        <table:table-column table:style-name="co8" table:number-columns-repeated="3" table:default-cell-style-name="ce1"/>
        <table:table-column table:style-name="co9" table:default-cell-style-name="ce103"/>
        <table:table-column table:style-name="co10" table:default-cell-style-name="ce103"/>
        <table:table-column table:style-name="co11" table:default-cell-style-name="ce109"/>
        <table:table-column table:style-name="co12" table:default-cell-style-name="ce109"/>
        <table:table-column table:style-name="co13" table:default-cell-style-name="ce43"/>
        <table:table-column table:style-name="co8" table:number-columns-repeated="100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Opah Bill of Materials</text:p>
          </table:table-cell>
          <table:table-cell/>
          <table:table-cell table:style-name="ce23" office:value-type="string" calcext:value-type="string">
            <text:p>Released for Purchasing 08.17.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4"/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5" office:value-type="string" calcext:value-type="string">
            <text:p>Description</text:p>
          </table:table-cell>
          <table:table-cell table:style-name="ce44" office:value-type="string" calcext:value-type="string">
            <text:p>Manufacturer</text:p>
          </table:table-cell>
          <table:table-cell table:style-name="ce44" office:value-type="string" calcext:value-type="string">
            <text:p>Manufacturer Part Number </text:p>
          </table:table-cell>
          <table:table-cell table:style-name="ce44" office:value-type="string" calcext:value-type="string">
            <text:p>Distributor</text:p>
          </table:table-cell>
          <table:table-cell table:style-name="ce44" office:value-type="string" calcext:value-type="string">
            <text:p>Distributor SKU</text:p>
          </table:table-cell>
          <table:table-cell table:style-name="ce2" office:value-type="string" calcext:value-type="string">
            <text:p>Qty Per</text:p>
          </table:table-cell>
          <table:table-cell table:style-name="ce2" office:value-type="string" calcext:value-type="string">
            <text:p>UOM</text:p>
          </table:table-cell>
          <table:table-cell table:style-name="ce84" office:value-type="string" calcext:value-type="string">
            <text:p>Price Per Unit</text:p>
          </table:table-cell>
          <table:table-cell table:style-name="ce2" office:value-type="string" calcext:value-type="string">
            <text:p>Price Total</text:p>
          </table:table-cell>
          <table:table-cell table:style-name="ce104" office:value-type="string" calcext:value-type="string">
            <text:p>Qty to order</text:p>
          </table:table-cell>
          <table:table-cell table:style-name="ce104" office:value-type="string" calcext:value-type="string">
            <text:p>PO</text:p>
          </table:table-cell>
          <table:table-cell table:style-name="ce110" office:value-type="string" calcext:value-type="string">
            <text:p>PO date</text:p>
          </table:table-cell>
          <table:table-cell table:style-name="ce110" office:value-type="string" calcext:value-type="string">
            <text:p>Expected date</text:p>
          </table:table-cell>
          <table:table-cell table:style-name="ce116" office:value-type="string" calcext:value-type="string">
            <text:p>Notes</text:p>
          </table:table-cell>
          <table:table-cell table:style-name="ce120" table:number-columns-repeated="1007"/>
          <table:table-cell/>
        </table:table-row>
        <table:table-row table:style-name="ro3">
          <table:table-cell table:style-name="ce2" table:number-columns-repeated="2"/>
          <table:table-cell table:style-name="ce25"/>
          <table:table-cell table:style-name="ce44" table:number-columns-repeated="4"/>
          <table:table-cell table:style-name="ce2" table:number-columns-repeated="2"/>
          <table:table-cell table:style-name="ce84"/>
          <table:table-cell table:style-name="ce2"/>
          <table:table-cell table:style-name="ce104" table:number-columns-repeated="2"/>
          <table:table-cell table:style-name="ce110" table:number-columns-repeated="2"/>
          <table:table-cell table:style-name="ce116"/>
          <table:table-cell table:style-name="ce120" table:number-columns-repeated="1007"/>
          <table:table-cell/>
        </table:table-row>
        <table:table-row table:style-name="ro4">
          <table:table-cell table:style-name="ce3" office:value-type="string" calcext:value-type="string" table:number-columns-spanned="3" table:number-rows-spanned="1">
            <text:p>E3D</text:p>
          </table:table-cell>
          <table:covered-table-cell table:style-name="ce2"/>
          <table:covered-table-cell table:style-name="ce25"/>
          <table:table-cell table:style-name="ce44" table:number-columns-repeated="4"/>
          <table:table-cell table:style-name="ce2" table:number-columns-repeated="2"/>
          <table:table-cell table:style-name="ce84"/>
          <table:table-cell table:style-name="ce2"/>
          <table:table-cell table:style-name="ce104" table:number-columns-repeated="2"/>
          <table:table-cell table:style-name="ce110" table:number-columns-repeated="2"/>
          <table:table-cell table:style-name="ce116"/>
          <table:table-cell table:style-name="ce120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/>
          <table:table-cell table:style-name="ce26" office:value-type="string" calcext:value-type="string">
            <text:p>Longblock Hexagon Hotend kit, Lulzbot Edition, 3.0mm Filament</text:p>
          </table:table-cell>
          <table:table-cell table:style-name="ce45" office:value-type="string" calcext:value-type="string">
            <text:p>E3D</text:p>
          </table:table-cell>
          <table:table-cell table:style-name="ce45"/>
          <table:table-cell table:style-name="ce45" office:value-type="string" calcext:value-type="string">
            <text:p>E3D</text:p>
          </table:table-cell>
          <table:table-cell table:style-name="ce45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table:formula="of:=SUM([.J7:.J14])" office:value-type="currency" office:currency="USD" office:value="26" calcext:value-type="currency">
            <text:p>$26.00</text:p>
          </table:table-cell>
          <table:table-cell table:style-name="ce102" table:formula="of:=+[.J6]*[.H6]" office:value-type="float" office:value="26" calcext:value-type="float">
            <text:p>$26.00</text:p>
          </table:table-cell>
          <table:table-cell table:style-name="ce105" table:formula="of:=+[.H6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184</text:p>
          </table:table-cell>
          <table:table-cell table:style-name="ce26" office:value-type="string" calcext:value-type="string">
            <text:p><text:s text:c="5"/>24V 40W heater cartridge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2.95" calcext:value-type="currency">
            <text:p>$2.95</text:p>
          </table:table-cell>
          <table:table-cell table:style-name="ce102" table:formula="of:=+[.J7]*[.H7]" office:value-type="float" office:value="2.95" calcext:value-type="float">
            <text:p>$2.95</text:p>
          </table:table-cell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TH0012</text:p>
          </table:table-cell>
          <table:table-cell table:style-name="ce26" office:value-type="string" calcext:value-type="string">
            <text:p><text:s text:c="5"/>Cartridge style thermistor with molex connector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0.8" calcext:value-type="currency">
            <text:p>$0.80</text:p>
          </table:table-cell>
          <table:table-cell table:style-name="ce102" table:formula="of:=+[.J8]*[.H8]" office:value-type="float" office:value="0.8" calcext:value-type="float">
            <text:p>$0.80</text:p>
          </table:table-cell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1</text:p>
          </table:table-cell>
          <table:table-cell table:style-name="ce26" office:value-type="string" calcext:value-type="string">
            <text:p><text:s text:c="5"/>Opah heatsink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11.65" calcext:value-type="currency">
            <text:p>$11.65</text:p>
          </table:table-cell>
          <table:table-cell table:style-name="ce102" table:formula="of:=+[.J9]*[.H9]" office:value-type="float" office:value="11.65" calcext:value-type="float">
            <text:p>$11.65</text:p>
          </table:table-cell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2</text:p>
          </table:table-cell>
          <table:table-cell table:style-name="ce26" office:value-type="string" calcext:value-type="string">
            <text:p><text:s text:c="5"/>Opah heat break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1" calcext:value-type="currency">
            <text:p>$1.00</text:p>
          </table:table-cell>
          <table:table-cell table:style-name="ce102" table:formula="of:=+[.J10]*[.H10]" office:value-type="float" office:value="1" calcext:value-type="float">
            <text:p>$1.00</text:p>
          </table:table-cell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3</text:p>
          </table:table-cell>
          <table:table-cell table:style-name="ce26" office:value-type="string" calcext:value-type="string">
            <text:p><text:s text:c="5"/>Opah retention plate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1" calcext:value-type="currency">
            <text:p>$1.00</text:p>
          </table:table-cell>
          <table:table-cell table:style-name="ce102" table:formula="of:=+[.J11]*[.H11]" office:value-type="float" office:value="1" calcext:value-type="float">
            <text:p>$1.00</text:p>
          </table:table-cell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4</text:p>
          </table:table-cell>
          <table:table-cell table:style-name="ce26" office:value-type="string" calcext:value-type="string">
            <text:p><text:s text:c="5"/>Opah heater block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3.1" calcext:value-type="currency">
            <text:p>$3.10</text:p>
          </table:table-cell>
          <table:table-cell table:style-name="ce102" table:formula="of:=+[.J12]*[.H12]" office:value-type="float" office:value="3.1" calcext:value-type="float">
            <text:p>$3.10</text:p>
          </table:table-cell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5</text:p>
          </table:table-cell>
          <table:table-cell table:style-name="ce26" office:value-type="string" calcext:value-type="string">
            <text:p><text:s text:c="5"/>1.2mm Opah nozzle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3.5" calcext:value-type="currency">
            <text:p>$3.50</text:p>
          </table:table-cell>
          <table:table-cell table:style-name="ce102" table:formula="of:=+[.J13]*[.H13]" office:value-type="float" office:value="3.5" calcext:value-type="float">
            <text:p>$3.50</text:p>
          </table:table-cell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PP-MP0156</text:p>
          </table:table-cell>
          <table:table-cell table:style-name="ce26" office:value-type="string" calcext:value-type="string">
            <text:p><text:s text:c="5"/>Opah hotend mount plate v1.0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E3D Online Ltd</text:p>
          </table:table-cell>
          <table:table-cell table:style-name="ce45" office:value-type="string" calcext:value-type="string">
            <text:p>N/A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85" office:value-type="currency" office:currency="USD" office:value="2" calcext:value-type="currency">
            <text:p>$2.00</text:p>
          </table:table-cell>
          <table:table-cell table:style-name="ce102" table:formula="of:=+[.J14]*[.H14]" office:value-type="float" office:value="2" calcext:value-type="float">
            <text:p>$2.00</text:p>
          </table:table-cell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table:number-columns-repeated="2"/>
          <table:table-cell table:style-name="ce26"/>
          <table:table-cell table:style-name="ce45" table:number-columns-repeated="4"/>
          <table:table-cell table:style-name="ce9" table:number-columns-repeated="2"/>
          <table:table-cell table:style-name="ce85"/>
          <table:table-cell table:style-name="ce102"/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6">
          <table:table-cell table:style-name="ce3" office:value-type="string" calcext:value-type="string" table:number-columns-spanned="3" table:number-rows-spanned="1">
            <text:p>Hardware &amp; Electrical</text:p>
          </table:table-cell>
          <table:covered-table-cell table:style-name="ce4"/>
          <table:covered-table-cell table:style-name="ce26"/>
          <table:table-cell table:style-name="ce45" table:number-columns-repeated="4"/>
          <table:table-cell table:style-name="ce9" table:number-columns-repeated="2"/>
          <table:table-cell table:style-name="ce85"/>
          <table:table-cell table:style-name="ce102"/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16" office:value-type="string" calcext:value-type="string">
            <text:p>HD-MS0031</text:p>
          </table:table-cell>
          <table:table-cell table:style-name="ce27" office:value-type="string" calcext:value-type="string">
            <text:p>Thumb Screw Knob for M4 SHCS, Black</text:p>
          </table:table-cell>
          <table:table-cell table:style-name="ce46" office:value-type="string" calcext:value-type="string">
            <text:p>Fastenal </text:p>
          </table:table-cell>
          <table:table-cell table:style-name="ce55" office:value-type="float" office:value="11102951" calcext:value-type="float">
            <text:p>11102951</text:p>
          </table:table-cell>
          <table:table-cell table:style-name="ce46" office:value-type="string" calcext:value-type="string">
            <text:p>Fastenal </text:p>
          </table:table-cell>
          <table:table-cell table:style-name="ce55" office:value-type="float" office:value="11102951" calcext:value-type="float">
            <text:p>1110295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string" calcext:value-type="string">
            <text:p>ea</text:p>
          </table:table-cell>
          <table:table-cell table:style-name="ce85" office:value-type="currency" office:currency="USD" office:value="0.1" calcext:value-type="currency">
            <text:p>$0.10</text:p>
          </table:table-cell>
          <table:table-cell table:style-name="ce102" table:formula="of:=+[.J17]*[.H17]" office:value-type="float" office:value="0.2" calcext:value-type="float">
            <text:p>$0.20</text:p>
          </table:table-cell>
          <table:table-cell table:style-name="ce105" table:formula="of:=+[.H17]*[.$I$2]" office:value-type="float" office:value="1000" calcext:value-type="float">
            <text:p>10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BT0162</text:p>
          </table:table-cell>
          <table:table-cell table:style-name="ce26" office:value-type="string" calcext:value-type="string">
            <text:p>Alloy Steel Cup Point Set Screw, M3 Size, 4mm Long, 0.5mm Pitch</text:p>
          </table:table-cell>
          <table:table-cell table:style-name="ce45" office:value-type="string" calcext:value-type="string">
            <text:p>McMaster-Carr</text:p>
          </table:table-cell>
          <table:table-cell table:style-name="ce56" office:value-type="string" calcext:value-type="string">
            <text:p>91390A09</text:p>
          </table:table-cell>
          <table:table-cell table:style-name="ce45" office:value-type="string" calcext:value-type="string">
            <text:p>McMaster-Carr</text:p>
          </table:table-cell>
          <table:table-cell table:style-name="ce56" office:value-type="string" calcext:value-type="string">
            <text:p>91390A0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0.046" calcext:value-type="currency">
            <text:p>$0.05</text:p>
          </table:table-cell>
          <table:table-cell table:style-name="ce102" table:formula="of:=+[.J18]*[.H18]" office:value-type="float" office:value="0.092" calcext:value-type="float">
            <text:p>$0.09</text:p>
          </table:table-cell>
          <table:table-cell table:style-name="ce105" table:formula="of:=+[.H18]*[.$I$2]" office:value-type="float" office:value="1000" calcext:value-type="float">
            <text:p>10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MS0282</text:p>
          </table:table-cell>
          <table:table-cell table:style-name="ce28" office:value-type="string" calcext:value-type="string">
            <text:p>608-2RS ABEC3/C3 Rubber Sealed Bearing – BLACK</text:p>
          </table:table-cell>
          <table:table-cell table:style-name="ce28" office:value-type="string" calcext:value-type="string">
            <text:p>JSB</text:p>
          </table:table-cell>
          <table:table-cell table:style-name="ce28" office:value-type="string" calcext:value-type="string">
            <text:p>608-2RS ABEC3/C3</text:p>
          </table:table-cell>
          <table:table-cell table:style-name="ce28" office:value-type="string" calcext:value-type="string">
            <text:p>JSB</text:p>
          </table:table-cell>
          <table:table-cell table:style-name="ce28" office:value-type="string" calcext:value-type="string">
            <text:p>608-2RS ABEC3/C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42" calcext:value-type="currency">
            <text:p>$0.42</text:p>
          </table:table-cell>
          <table:table-cell table:style-name="ce102" table:formula="of:=+[.J19]*[.H19]" office:value-type="float" office:value="1.26" calcext:value-type="float">
            <text:p>$1.26</text:p>
          </table:table-cell>
          <table:table-cell table:style-name="ce105" table:formula="of:=+[.H19]*[.$I$2]" office:value-type="float" office:value="1500" calcext:value-type="float">
            <text:p>1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RD0004</text:p>
          </table:table-cell>
          <table:table-cell table:style-name="ce28" office:value-type="string" calcext:value-type="string">
            <text:p>8mm Smooth Rod x 18-19mm, Stainless Steel (Nubbin)</text:p>
          </table:table-cell>
          <table:table-cell table:style-name="ce28" office:value-type="string" calcext:value-type="string">
            <text:p>Igus</text:p>
          </table:table-cell>
          <table:table-cell table:style-name="ce28" office:value-type="string" calcext:value-type="string">
            <text:p>EWMR-08-19</text:p>
          </table:table-cell>
          <table:table-cell table:style-name="ce28" office:value-type="string" calcext:value-type="string">
            <text:p>Igus</text:p>
          </table:table-cell>
          <table:table-cell table:style-name="ce28" office:value-type="string" calcext:value-type="string">
            <text:p>EWMR-08-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1.5" calcext:value-type="currency">
            <text:p>$1.50</text:p>
          </table:table-cell>
          <table:table-cell table:style-name="ce102" table:formula="of:=+[.J20]*[.H20]" office:value-type="float" office:value="1.5" calcext:value-type="float">
            <text:p>$1.50</text:p>
          </table:table-cell>
          <table:table-cell table:style-name="ce105" table:formula="of:=+[.H20]*[.$I$2]" office:value-type="float" office:value="500" calcext:value-type="float">
            <text:p>500</text:p>
          </table:table-cell>
          <table:table-cell table:style-name="ce105" office:value-type="string" calcext:value-type="string">
            <text:p>PO15137</text:p>
          </table:table-cell>
          <table:table-cell table:style-name="ce111" office:value-type="date" office:date-value="2016-08-17" calcext:value-type="date">
            <text:p>08/17/16</text:p>
          </table:table-cell>
          <table:table-cell table:style-name="ce111" office:value-type="date" office:date-value="2016-09-14" calcext:value-type="date">
            <text:p>09/14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07</text:p>
          </table:table-cell>
          <table:table-cell table:style-name="ce28" office:value-type="string" calcext:value-type="string">
            <text:p>M3 x 20 Bolt, SHCS Black-oxide</text:p>
          </table:table-cell>
          <table:table-cell table:style-name="ce45" office:value-type="string" calcext:value-type="string">
            <text:p>McMaster-Carr</text:p>
          </table:table-cell>
          <table:table-cell table:style-name="ce56" office:value-type="string" calcext:value-type="string">
            <text:p>91290A123</text:p>
          </table:table-cell>
          <table:table-cell table:style-name="ce45" office:value-type="string" calcext:value-type="string">
            <text:p>McMaster-Carr</text:p>
          </table:table-cell>
          <table:table-cell table:style-name="ce56" office:value-type="string" calcext:value-type="string">
            <text:p>91290A1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0434" calcext:value-type="currency">
            <text:p>$0.04</text:p>
          </table:table-cell>
          <table:table-cell table:style-name="ce102" table:formula="of:=+[.J21]*[.H21]" office:value-type="float" office:value="0.0434" calcext:value-type="float">
            <text:p>$0.04</text:p>
          </table:table-cell>
          <table:table-cell table:style-name="ce105" table:formula="of:=+[.H21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08</text:p>
          </table:table-cell>
          <table:table-cell table:style-name="ce28" office:value-type="string" calcext:value-type="string">
            <text:p>Hobbed Bolt, M8 x 50mm Hex head, 26mm offset, Stainless Steel</text:p>
          </table:table-cell>
          <table:table-cell table:style-name="ce28" office:value-type="string" calcext:value-type="string">
            <text:p>Quattro</text:p>
          </table:table-cell>
          <table:table-cell table:style-name="ce28" office:value-type="string" calcext:value-type="string">
            <text:p>HD-BT0108</text:p>
          </table:table-cell>
          <table:table-cell table:style-name="ce28" office:value-type="string" calcext:value-type="string">
            <text:p>Quattro</text:p>
          </table:table-cell>
          <table:table-cell table:style-name="ce28" office:value-type="string" calcext:value-type="string">
            <text:p>HD-BT01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4.99" calcext:value-type="currency">
            <text:p>$4.99</text:p>
          </table:table-cell>
          <table:table-cell table:style-name="ce102" table:formula="of:=+[.J22]*[.H22]" office:value-type="float" office:value="4.99" calcext:value-type="float">
            <text:p>$4.99</text:p>
          </table:table-cell>
          <table:table-cell table:style-name="ce105" table:formula="of:=+[.H22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2</text:p>
          </table:table-cell>
          <table:table-cell table:style-name="ce28" office:value-type="string" calcext:value-type="string">
            <text:p>M8 Nyloc Nut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352" calcext:value-type="float">
            <text:p>40352</text:p>
          </table:table-cell>
          <table:table-cell table:style-name="ce28" office:value-type="string" calcext:value-type="string">
            <text:p>Fastenal </text:p>
          </table:table-cell>
          <table:table-cell table:style-name="ce45" office:value-type="float" office:value="40352" calcext:value-type="float">
            <text:p>40352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321" calcext:value-type="currency">
            <text:p>$0.03</text:p>
          </table:table-cell>
          <table:table-cell table:style-name="ce102" table:formula="of:=+[.J23]*[.H23]" office:value-type="float" office:value="0.0321" calcext:value-type="float">
            <text:p>$0.03</text:p>
          </table:table-cell>
          <table:table-cell table:style-name="ce105" table:formula="of:=+[.H23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6</text:p>
          </table:table-cell>
          <table:table-cell table:style-name="ce28" office:value-type="string" calcext:value-type="string">
            <text:p>M8 Washer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1140357" calcext:value-type="float">
            <text:p>1140357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1140357" calcext:value-type="float">
            <text:p>1140357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096" calcext:value-type="currency">
            <text:p>$0.01</text:p>
          </table:table-cell>
          <table:table-cell table:style-name="ce102" table:formula="of:=+[.J24]*[.H24]" office:value-type="float" office:value="0.0192" calcext:value-type="float">
            <text:p>$0.02</text:p>
          </table:table-cell>
          <table:table-cell table:style-name="ce105" table:formula="of:=+[.H24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6" office:value-type="string" calcext:value-type="string">
            <text:p>Hardware</text:p>
          </table:table-cell>
          <table:table-cell table:style-name="ce17" office:value-type="string" calcext:value-type="string">
            <text:p>HD-WA0009</text:p>
          </table:table-cell>
          <table:table-cell table:style-name="ce29" office:value-type="string" calcext:value-type="string">
            <text:p>Metric Spring Steel Shim - DIN 988 1.0mm Thick, 8mm ID, 14mm OD</text:p>
          </table:table-cell>
          <table:table-cell table:style-name="ce29" office:value-type="string" calcext:value-type="string">
            <text:p>Fastenal</text:p>
          </table:table-cell>
          <table:table-cell table:style-name="ce57" office:value-type="string" calcext:value-type="string">
            <text:p>11511046</text:p>
          </table:table-cell>
          <table:table-cell table:style-name="ce29" office:value-type="string" calcext:value-type="string">
            <text:p>Fastenal</text:p>
          </table:table-cell>
          <table:table-cell table:style-name="ce57" office:value-type="string" calcext:value-type="string">
            <text:p>11511046</text:p>
          </table:table-cell>
          <table:table-cell table:style-name="ce75" office:value-type="string" calcext:value-type="string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9" office:value-type="currency" office:currency="USD" office:value="0.0507" calcext:value-type="currency">
            <text:p>$0.05</text:p>
          </table:table-cell>
          <table:table-cell table:style-name="ce102" table:formula="of:=+[.J25]*[.H25]" office:value-type="float" office:value="0.0507" calcext:value-type="float">
            <text:p>$0.05</text:p>
          </table:table-cell>
          <table:table-cell table:style-name="ce105" table:formula="of:=+[.H25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6" office:value-type="string" calcext:value-type="string">
            <text:p>Hardware</text:p>
          </table:table-cell>
          <table:table-cell table:style-name="ce17" office:value-type="string" calcext:value-type="string">
            <text:p>HD-WA0008</text:p>
          </table:table-cell>
          <table:table-cell table:style-name="ce29" office:value-type="string" calcext:value-type="string">
            <text:p>Metric Spring Steel Shim - DIN 988 0.5mm Thick, 8mm ID, 14mm OD</text:p>
          </table:table-cell>
          <table:table-cell table:style-name="ce29" office:value-type="string" calcext:value-type="string">
            <text:p>Fastenal</text:p>
          </table:table-cell>
          <table:table-cell table:style-name="ce58" office:value-type="float" office:value="11511045" calcext:value-type="float">
            <text:p>11511045</text:p>
          </table:table-cell>
          <table:table-cell table:style-name="ce29" office:value-type="string" calcext:value-type="string">
            <text:p>Fastenal</text:p>
          </table:table-cell>
          <table:table-cell table:style-name="ce58" office:value-type="float" office:value="11511045" calcext:value-type="float">
            <text:p>11511045</text:p>
          </table:table-cell>
          <table:table-cell table:style-name="ce7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89" office:value-type="currency" office:currency="USD" office:value="0.0518" calcext:value-type="currency">
            <text:p>$0.05</text:p>
          </table:table-cell>
          <table:table-cell table:style-name="ce102" table:formula="of:=+[.J26]*[.H26]" office:value-type="float" office:value="0.0518" calcext:value-type="float">
            <text:p>$0.05</text:p>
          </table:table-cell>
          <table:table-cell table:style-name="ce105" table:formula="of:=+[.H26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52</text:p>
          </table:table-cell>
          <table:table-cell table:style-name="ce28" office:value-type="string" calcext:value-type="string">
            <text:p>M4 x 55 Bolt, SHCS Black-OxideMetric Class 12.9 Socket Head Cap Screw M4 Thread, 55mm Length, 0.7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string" calcext:value-type="string">
            <text:p>ZT2530055PF000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string" calcext:value-type="string">
            <text:p>ZT2530055PF0000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782" calcext:value-type="currency">
            <text:p>$0.08</text:p>
          </table:table-cell>
          <table:table-cell table:style-name="ce102" table:formula="of:=+[.J27]*[.H27]" office:value-type="float" office:value="0.1564" calcext:value-type="float">
            <text:p>$0.16</text:p>
          </table:table-cell>
          <table:table-cell table:style-name="ce105" table:formula="of:=+[.H27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0</text:p>
          </table:table-cell>
          <table:table-cell table:style-name="ce30" office:value-type="string" calcext:value-type="string">
            <text:p>M4 x 20 Bolt SHCS Black-Oxide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1139527" calcext:value-type="float">
            <text:p>1139527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1139527" calcext:value-type="float">
            <text:p>1139527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90" office:value-type="currency" office:currency="USD" office:value="0.014" calcext:value-type="currency">
            <text:p>$0.01</text:p>
          </table:table-cell>
          <table:table-cell table:style-name="ce102" table:formula="of:=+[.J28]*[.H28]" office:value-type="float" office:value="0.028" calcext:value-type="float">
            <text:p>$0.03</text:p>
          </table:table-cell>
          <table:table-cell table:style-name="ce105" table:formula="of:=+[.H28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9</text:p>
          </table:table-cell>
          <table:table-cell table:style-name="ce31" office:value-type="string" calcext:value-type="string">
            <text:p>Black-Oxide 18-8 Stainless Steel Flat Washer, M4 Screw Size, 4.3mm ID, 9.0mm OD</text:p>
          </table:table-cell>
          <table:table-cell table:style-name="ce28" office:value-type="string" calcext:value-type="string">
            <text:p>Fastenal</text:p>
          </table:table-cell>
          <table:table-cell table:style-name="ce56" office:value-type="float" office:value="11264487" calcext:value-type="float">
            <text:p>11264487</text:p>
          </table:table-cell>
          <table:table-cell table:style-name="ce28" office:value-type="string" calcext:value-type="string">
            <text:p>Fastenal</text:p>
          </table:table-cell>
          <table:table-cell table:style-name="ce62" office:value-type="float" office:value="11264487" calcext:value-type="float">
            <text:p>11264487</text:p>
          </table:table-cell>
          <table:table-cell table:style-name="ce77" office:value-type="float" office:value="6" calcext:value-type="float">
            <text:p>6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313" calcext:value-type="currency">
            <text:p>$0.03</text:p>
          </table:table-cell>
          <table:table-cell table:style-name="ce102" table:formula="of:=+[.J29]*[.H29]" office:value-type="float" office:value="0.1878" calcext:value-type="float">
            <text:p>$0.19</text:p>
          </table:table-cell>
          <table:table-cell table:style-name="ce105" table:formula="of:=+[.H29]*[.$I$2]" office:value-type="float" office:value="3000" calcext:value-type="float">
            <text:p>3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11</text:p>
          </table:table-cell>
          <table:table-cell table:style-name="ce28" office:value-type="string" calcext:value-type="string">
            <text:p>M4 Nut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303" calcext:value-type="float">
            <text:p>40303</text:p>
          </table:table-cell>
          <table:table-cell table:style-name="ce28" office:value-type="string" calcext:value-type="string">
            <text:p>Fastenal </text:p>
          </table:table-cell>
          <table:table-cell table:style-name="ce45" office:value-type="float" office:value="40303" calcext:value-type="float">
            <text:p>40303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046" calcext:value-type="currency">
            <text:p>$0.00</text:p>
          </table:table-cell>
          <table:table-cell table:style-name="ce102" table:formula="of:=+[.J30]*[.H30]" office:value-type="float" office:value="0.0184" calcext:value-type="float">
            <text:p>$0.02</text:p>
          </table:table-cell>
          <table:table-cell table:style-name="ce105" table:formula="of:=+[.H30]*[.$I$2]" office:value-type="float" office:value="2000" calcext:value-type="float">
            <text:p>2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28" office:value-type="string" calcext:value-type="string">
            <text:p>Extruder Comp Spring - Music Wire, Extruder, 6mm OD, 0.8mm WD, 9.7mm FL</text:p>
          </table:table-cell>
          <table:table-cell table:style-name="ce28" office:value-type="string" calcext:value-type="string">
            <text:p>Associated Spring</text:p>
          </table:table-cell>
          <table:table-cell table:style-name="ce28" office:value-type="string" calcext:value-type="string">
            <text:p>C0240-032-0380-M</text:p>
          </table:table-cell>
          <table:table-cell table:style-name="ce28" office:value-type="string" calcext:value-type="string">
            <text:p>Associated Spring</text:p>
          </table:table-cell>
          <table:table-cell table:style-name="ce28" office:value-type="string" calcext:value-type="string">
            <text:p>C0240-032-038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061" calcext:value-type="currency">
            <text:p>$0.06</text:p>
          </table:table-cell>
          <table:table-cell table:style-name="ce102" table:formula="of:=+[.J31]*[.H31]" office:value-type="float" office:value="0.122" calcext:value-type="float">
            <text:p>$0.12</text:p>
          </table:table-cell>
          <table:table-cell table:style-name="ce105" table:formula="of:=+[.H31]*[.$I$2]" office:value-type="float" office:value="1000" calcext:value-type="float">
            <text:p>1000</text:p>
          </table:table-cell>
          <table:table-cell table:style-name="ce1" office:value-type="string" calcext:value-type="string">
            <text:p>?</text:p>
          </table:table-cell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1</text:p>
          </table:table-cell>
          <table:table-cell table:style-name="ce28" office:value-type="string" calcext:value-type="string">
            <text:p>Metric Class 12.9 Socket Head Cap Screw Alloy Steel, M3 Thread, 25mm Length, 0.5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39508" calcext:value-type="float">
            <text:p>39508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39508" calcext:value-type="float">
            <text:p>39508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283" calcext:value-type="currency">
            <text:p>$0.03</text:p>
          </table:table-cell>
          <table:table-cell table:style-name="ce102" table:formula="of:=+[.J32]*[.H32]" office:value-type="float" office:value="0.0566" calcext:value-type="float">
            <text:p>$0.06</text:p>
          </table:table-cell>
          <table:table-cell table:style-name="ce105" table:formula="of:=+[.H32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8">
          <table:table-cell table:style-name="ce7" office:value-type="string" calcext:value-type="string">
            <text:p>Hardware</text:p>
          </table:table-cell>
          <table:table-cell table:style-name="ce18" office:value-type="string" calcext:value-type="string">
            <text:p>HD-BT0104</text:p>
          </table:table-cell>
          <table:table-cell table:style-name="ce32" office:value-type="string" calcext:value-type="string">
            <text:p>M3 x 8 Bolt, BHCS, SST</text:p>
          </table:table-cell>
          <table:table-cell table:style-name="ce47" office:value-type="string" calcext:value-type="string">
            <text:p>Fastenal </text:p>
          </table:table-cell>
          <table:table-cell table:style-name="ce59" office:value-type="string" calcext:value-type="string">
            <text:p>MB2510008A20000</text:p>
          </table:table-cell>
          <table:table-cell table:style-name="ce47" office:value-type="string" calcext:value-type="string">
            <text:p>Fastenal </text:p>
          </table:table-cell>
          <table:table-cell table:style-name="ce59" office:value-type="string" calcext:value-type="string">
            <text:p>MB2510008A20000</text:p>
          </table:table-cell>
          <table:table-cell table:style-name="ce78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91" office:value-type="float" office:value="0.0882" calcext:value-type="float">
            <text:p>0.0882</text:p>
          </table:table-cell>
          <table:table-cell table:style-name="ce102" table:formula="of:=+[.J33]*[.H33]" office:value-type="float" office:value="0.1764" calcext:value-type="float">
            <text:p>$0.18</text:p>
          </table:table-cell>
          <table:table-cell table:style-name="ce105" table:formula="of:=+[.H33]*[.$I$2]" office:value-type="float" office:value="1000" calcext:value-type="float">
            <text:p>1000</text:p>
          </table:table-cell>
          <table:table-cell table:style-name="ce106"/>
          <table:table-cell table:style-name="ce112" table:number-columns-repeated="2"/>
          <table:table-cell table:style-name="ce24"/>
          <table:table-cell table:style-name="ce121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39</text:p>
          </table:table-cell>
          <table:table-cell table:style-name="ce28" office:value-type="string" calcext:value-type="string">
            <text:p>Metric Class 12.9 Socket Head Cap Screw, Alloy Steel, M3 Thread, 12MM Length, 0.50MM Pitch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39505" calcext:value-type="float">
            <text:p>39505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39505" calcext:value-type="float">
            <text:p>39505</text:p>
          </table:table-cell>
          <table:table-cell table:style-name="ce9" office:value-type="float" office:value="11" calcext:value-type="float">
            <text:p>11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11" calcext:value-type="currency">
            <text:p>$0.01</text:p>
          </table:table-cell>
          <table:table-cell table:style-name="ce102" table:formula="of:=+[.J34]*[.H34]" office:value-type="float" office:value="0.121" calcext:value-type="float">
            <text:p>$0.12</text:p>
          </table:table-cell>
          <table:table-cell table:style-name="ce105" table:formula="of:=+[.H34]*[.$I$2]" office:value-type="float" office:value="5500" calcext:value-type="float">
            <text:p>5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2</text:p>
          </table:table-cell>
          <table:table-cell table:style-name="ce28" office:value-type="string" calcext:value-type="string">
            <text:p>M3 Set Screw (Grub Screw)</text:p>
          </table:table-cell>
          <table:table-cell table:style-name="ce28" office:value-type="string" calcext:value-type="string">
            <text:p>Fastenal</text:p>
          </table:table-cell>
          <table:table-cell table:style-name="ce60" office:value-type="float" office:value="40818" calcext:value-type="float">
            <text:p>40818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40818" calcext:value-type="float">
            <text:p>40818</text:p>
          </table:table-cell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18" calcext:value-type="currency">
            <text:p>$0.02</text:p>
          </table:table-cell>
          <table:table-cell table:style-name="ce102" table:formula="of:=+[.J35]*[.H35]" office:value-type="float" office:value="0.018" calcext:value-type="float">
            <text:p>$0.02</text:p>
          </table:table-cell>
          <table:table-cell table:style-name="ce105" table:formula="of:=+[.H35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46</text:p>
          </table:table-cell>
          <table:table-cell table:style-name="ce28" office:value-type="string" calcext:value-type="string">
            <text:p>M3 x 12 BHCS, Black Oxide, Class 10.9 Steel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40870" calcext:value-type="float">
            <text:p>40870</text:p>
          </table:table-cell>
          <table:table-cell table:style-name="ce28" office:value-type="string" calcext:value-type="string">
            <text:p>Fastenal</text:p>
          </table:table-cell>
          <table:table-cell table:style-name="ce45" office:value-type="float" office:value="40870" calcext:value-type="float">
            <text:p>40870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19" calcext:value-type="currency">
            <text:p>$0.19</text:p>
          </table:table-cell>
          <table:table-cell table:style-name="ce102" table:formula="of:=+[.J36]*[.H36]" office:value-type="float" office:value="0.38" calcext:value-type="float">
            <text:p>$0.38</text:p>
          </table:table-cell>
          <table:table-cell table:style-name="ce105" table:formula="of:=+[.H36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8</text:p>
          </table:table-cell>
          <table:table-cell table:style-name="ce31" office:value-type="string" calcext:value-type="string">
            <text:p>Black-Oxide 18-8 Stainless Steel Flat Washer, M3 Screw Size, 3.2mm ID, 7.0mm OD</text:p>
          </table:table-cell>
          <table:table-cell table:style-name="ce28" office:value-type="string" calcext:value-type="string">
            <text:p>Fastenal</text:p>
          </table:table-cell>
          <table:table-cell table:style-name="ce56" office:value-type="float" office:value="11264395" calcext:value-type="float">
            <text:p>11264395</text:p>
          </table:table-cell>
          <table:table-cell table:style-name="ce28" office:value-type="string" calcext:value-type="string">
            <text:p>McMaster-Carr</text:p>
          </table:table-cell>
          <table:table-cell table:style-name="ce58" office:value-type="string" calcext:value-type="string">
            <text:p>98269A420</text:p>
          </table:table-cell>
          <table:table-cell table:style-name="ce76" office:value-type="float" office:value="8" calcext:value-type="float">
            <text:p>8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247" calcext:value-type="currency">
            <text:p>$0.02</text:p>
          </table:table-cell>
          <table:table-cell table:style-name="ce102" table:formula="of:=+[.J37]*[.H37]" office:value-type="float" office:value="0.1976" calcext:value-type="float">
            <text:p>$0.20</text:p>
          </table:table-cell>
          <table:table-cell table:style-name="ce105" table:formula="of:=+[.H37]*[.$I$2]" office:value-type="float" office:value="4000" calcext:value-type="float">
            <text:p>4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18</text:p>
          </table:table-cell>
          <table:table-cell table:style-name="ce33" office:value-type="string" calcext:value-type="string">
            <text:p>M3 x 14 Bolt FHCS, Black-Oxide</text:p>
          </table:table-cell>
          <table:table-cell table:style-name="ce48" office:value-type="string" calcext:value-type="string">
            <text:p>Fastenal</text:p>
          </table:table-cell>
          <table:table-cell table:style-name="ce61" office:value-type="string" calcext:value-type="string">
            <text:p>40925</text:p>
          </table:table-cell>
          <table:table-cell table:style-name="ce48" office:value-type="string" calcext:value-type="string">
            <text:p>Mcmaster</text:p>
          </table:table-cell>
          <table:table-cell table:style-name="ce62" office:value-type="string" calcext:value-type="string">
            <text:p>91280A5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88" office:value-type="currency" office:currency="USD" office:value="0.019" calcext:value-type="currency">
            <text:p>$0.02</text:p>
          </table:table-cell>
          <table:table-cell table:style-name="ce102" table:formula="of:=+[.J38]*[.H38]" office:value-type="float" office:value="0.076" calcext:value-type="float">
            <text:p>$0.08</text:p>
          </table:table-cell>
          <table:table-cell table:style-name="ce105" table:formula="of:=+[.H38]*[.$I$2]" office:value-type="float" office:value="2000" calcext:value-type="float">
            <text:p>2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4</text:p>
          </table:table-cell>
          <table:table-cell table:style-name="ce28" office:value-type="string" calcext:value-type="string">
            <text:p>M3 Nut, Steel, Zinc Plated</text:p>
          </table:table-cell>
          <table:table-cell table:style-name="ce28" office:value-type="string" calcext:value-type="string">
            <text:p>Fastenal</text:p>
          </table:table-cell>
          <table:table-cell table:style-name="ce28" office:value-type="float" office:value="40302" calcext:value-type="float">
            <text:p>40302</text:p>
          </table:table-cell>
          <table:table-cell table:style-name="ce28" office:value-type="string" calcext:value-type="string">
            <text:p>Fastenal </text:p>
          </table:table-cell>
          <table:table-cell table:style-name="ce57" office:value-type="string" calcext:value-type="string">
            <text:p>40302</text:p>
          </table:table-cell>
          <table:table-cell table:style-name="ce75" office:value-type="string" calcext:value-type="string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87" office:value-type="currency" office:currency="USD" office:value="0.0055" calcext:value-type="currency">
            <text:p>$0.01</text:p>
          </table:table-cell>
          <table:table-cell table:style-name="ce102" table:formula="of:=+[.J39]*[.H39]" office:value-type="float" office:value="0.011" calcext:value-type="float">
            <text:p>$0.01</text:p>
          </table:table-cell>
          <table:table-cell table:style-name="ce105" table:formula="of:=+[.H39]*[.$I$2]" office:value-type="float" office:value="1000" calcext:value-type="float">
            <text:p>10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30</text:p>
          </table:table-cell>
          <table:table-cell table:style-name="ce31" office:value-type="string" calcext:value-type="string">
            <text:p>Metric Brass Heat-Set Insert for Plastics Tapered, M3-.5 Internal Thread, 3.8mm Length</text:p>
          </table:table-cell>
          <table:table-cell table:style-name="ce28" office:value-type="string" calcext:value-type="string">
            <text:p>CEH – Colorado Electrical Hardware</text:p>
          </table:table-cell>
          <table:table-cell table:style-name="ce28" office:value-type="string" calcext:value-type="string">
            <text:p>IUBB-M3-1</text:p>
          </table:table-cell>
          <table:table-cell table:style-name="ce28" office:value-type="string" calcext:value-type="string">
            <text:p>CEH – Colorado Electrical Hardware</text:p>
          </table:table-cell>
          <table:table-cell table:style-name="ce28" office:value-type="string" calcext:value-type="string">
            <text:p>IUBB-M3-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ea</text:p>
          </table:table-cell>
          <table:table-cell table:style-name="ce88" office:value-type="currency" office:currency="USD" office:value="0.05" calcext:value-type="currency">
            <text:p>$0.05</text:p>
          </table:table-cell>
          <table:table-cell table:style-name="ce102" table:formula="of:=+[.J40]*[.H40]" office:value-type="float" office:value="0.75" calcext:value-type="float">
            <text:p>$0.75</text:p>
          </table:table-cell>
          <table:table-cell table:style-name="ce105" table:formula="of:=+[.H40]*[.$I$2]" office:value-type="float" office:value="7500" calcext:value-type="float">
            <text:p>7500</text:p>
          </table:table-cell>
          <table:table-cell table:style-name="ce105" office:value-type="string" calcext:value-type="string">
            <text:p>PO15136</text:p>
          </table:table-cell>
          <table:table-cell table:style-name="ce111" office:value-type="date" office:date-value="2016-08-17" calcext:value-type="date">
            <text:p>08/17/16</text:p>
          </table:table-cell>
          <table:table-cell table:style-name="ce111" office:value-type="date" office:date-value="2016-09-15" calcext:value-type="date">
            <text:p>09/15/16</text:p>
          </table:table-cell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27</text:p>
          </table:table-cell>
          <table:table-cell table:style-name="ce26" office:value-type="string" calcext:value-type="string">
            <text:p>Metric 18-8 Stainless Steel Internal-Tooth Lock Washer, M3 Screw Size, 6mm OD, .4mm min Thick</text:p>
          </table:table-cell>
          <table:table-cell table:style-name="ce45" office:value-type="string" calcext:value-type="string">
            <text:p>Fastenal</text:p>
          </table:table-cell>
          <table:table-cell table:style-name="ce62" office:value-type="string" calcext:value-type="string">
            <text:p>WF6330000A20000</text:p>
          </table:table-cell>
          <table:table-cell table:style-name="ce45" office:value-type="string" calcext:value-type="string">
            <text:p>McMaster-Carr</text:p>
          </table:table-cell>
          <table:table-cell table:style-name="ce45" office:value-type="string" calcext:value-type="string">
            <text:p>93925A24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0.0231" calcext:value-type="currency">
            <text:p>$0.02</text:p>
          </table:table-cell>
          <table:table-cell table:style-name="ce102" table:formula="of:=+[.J41]*[.H41]" office:value-type="float" office:value="0.0231" calcext:value-type="float">
            <text:p>$0.02</text:p>
          </table:table-cell>
          <table:table-cell table:style-name="ce105" table:formula="of:=+[.H41]*[.$I$2]" office:value-type="float" office:value="500" calcext:value-type="float">
            <text:p>500</text:p>
          </table:table-cell>
          <table:table-cell table:style-name="ce1"/>
          <table:table-cell table:number-columns-repeated="3"/>
          <table:table-cell table:style-name="ce73" table:number-columns-repeated="1007"/>
          <table:table-cell/>
        </table:table-row>
        <table:table-row table:style-name="ro7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58</text:p>
          </table:table-cell>
          <table:table-cell table:style-name="ce29" office:value-type="string" calcext:value-type="string">
            <text:p>Wire Tie, 8" Black</text:p>
          </table:table-cell>
          <table:table-cell table:style-name="ce29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APU-08-18-0-M</text:p>
          </table:table-cell>
          <table:table-cell table:style-name="ce29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APU-08-18-0-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89" office:value-type="currency" office:currency="USD" office:value="0.0196" calcext:value-type="currency">
            <text:p>$0.02</text:p>
          </table:table-cell>
          <table:table-cell table:style-name="ce102" table:formula="of:=+[.J42]*[.H42]" office:value-type="float" office:value="0.0392" calcext:value-type="float">
            <text:p>$0.04</text:p>
          </table:table-cell>
          <table:table-cell table:style-name="ce105" table:formula="of:=+[.H42]*[.$I$2]" office:value-type="float" office:value="1000" calcext:value-type="float">
            <text:p>10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T0029</text:p>
          </table:table-cell>
          <table:table-cell table:style-name="ce28" office:value-type="string" calcext:value-type="string">
            <text:p>NEMA 17 Stepper Motor, Moons' <text:s/>- <text:s/>NOT INCLUDING wire harness - As per attached Drawing.</text:p>
          </table:table-cell>
          <table:table-cell table:style-name="ce28" office:value-type="string" calcext:value-type="string">
            <text:p>Moons </text:p>
          </table:table-cell>
          <table:table-cell table:style-name="ce28" office:value-type="string" calcext:value-type="string">
            <text:p>MS17HD6P4150MS17HD6P4150-01-B</text:p>
          </table:table-cell>
          <table:table-cell table:style-name="ce28" office:value-type="string" calcext:value-type="string">
            <text:p>Moons </text:p>
          </table:table-cell>
          <table:table-cell table:style-name="ce28" office:value-type="string" calcext:value-type="string">
            <text:p>MS17HD6P4150-01-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22.83" calcext:value-type="currency">
            <text:p>$22.83</text:p>
          </table:table-cell>
          <table:table-cell table:style-name="ce102" table:formula="of:=+[.J43]*[.H43]" office:value-type="float" office:value="22.83" calcext:value-type="float">
            <text:p>$22.83</text:p>
          </table:table-cell>
          <table:table-cell table:style-name="ce105" table:formula="of:=+[.H43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 office:value-type="string" calcext:value-type="string">
            <text:p>$8.30ea</text:p>
          </table:table-cell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2</text:p>
          </table:table-cell>
          <table:table-cell table:style-name="ce29" office:value-type="string" calcext:value-type="string">
            <text:p>Pelonis FAN 24V 40x40mm Low flow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24BPLB1-7</text:p>
          </table:table-cell>
          <table:table-cell table:style-name="ce29" office:value-type="string" calcext:value-type="string">
            <text:p>Pelonis</text:p>
          </table:table-cell>
          <table:table-cell table:style-name="ce50" office:value-type="string" calcext:value-type="string">
            <text:p>C4010L24BPLB1-7</text:p>
          </table:table-cell>
          <table:table-cell table:style-name="ce79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3.13" calcext:value-type="currency">
            <text:p>$3.13</text:p>
          </table:table-cell>
          <table:table-cell table:style-name="ce102" table:formula="of:=+[.J44]*[.H44]" office:value-type="float" office:value="6.26" calcext:value-type="float">
            <text:p>$6.26</text:p>
          </table:table-cell>
          <table:table-cell table:style-name="ce105" table:formula="of:=+[.H44]*[.$I$2]" office:value-type="float" office:value="1000" calcext:value-type="float">
            <text:p>1000</text:p>
          </table:table-cell>
          <table:table-cell table:style-name="ce107" office:value-type="string" calcext:value-type="string">
            <text:p>PO15132</text:p>
          </table:table-cell>
          <table:table-cell table:style-name="ce113" office:value-type="date" office:date-value="2016-08-17" calcext:value-type="date">
            <text:p>08/17/16</text:p>
          </table:table-cell>
          <table:table-cell table:style-name="ce113" office:value-type="date" office:date-value="2016-09-15" calcext:value-type="date">
            <text:p>09/15/16</text:p>
          </table:table-cell>
          <table:table-cell table:style-name="ce117" office:value-type="string" calcext:value-type="string">
            <text:p>m/m 200 pc</text:p>
          </table:table-cell>
          <table:table-cell table:style-name="ce73" table:number-columns-repeated="1007"/>
          <table:table-cell table:style-name="ce21"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4</text:p>
          </table:table-cell>
          <table:table-cell table:style-name="ce34" office:value-type="string" calcext:value-type="string">
            <text:p>Pelonis FAN 5V 40x10mm Low flow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05BPLB1b-7</text:p>
          </table:table-cell>
          <table:table-cell table:style-name="ce29" office:value-type="string" calcext:value-type="string">
            <text:p>Pelonis</text:p>
          </table:table-cell>
          <table:table-cell table:style-name="ce29" office:value-type="string" calcext:value-type="string">
            <text:p>C4010L05BPLB1b-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3.07" calcext:value-type="currency">
            <text:p>$3.07</text:p>
          </table:table-cell>
          <table:table-cell table:style-name="ce102" table:formula="of:=+[.J45]*[.H45]" office:value-type="float" office:value="3.07" calcext:value-type="float">
            <text:p>$3.07</text:p>
          </table:table-cell>
          <table:table-cell table:style-name="ce105" table:formula="of:=+[.H45]*[.$I$2]" office:value-type="float" office:value="500" calcext:value-type="float">
            <text:p>500</text:p>
          </table:table-cell>
          <table:table-cell table:style-name="ce107" office:value-type="string" calcext:value-type="string">
            <text:p>PO15132</text:p>
          </table:table-cell>
          <table:table-cell table:style-name="ce113" office:value-type="date" office:date-value="2016-08-17" calcext:value-type="date">
            <text:p>08/17/16</text:p>
          </table:table-cell>
          <table:table-cell table:style-name="ce113" office:value-type="date" office:date-value="2016-09-15" calcext:value-type="date">
            <text:p>09/15/16</text:p>
          </table:table-cell>
          <table:table-cell table:style-name="ce117" office:value-type="string" calcext:value-type="string">
            <text:p>m/m 200 pc</text:p>
          </table:table-cell>
          <table:table-cell table:style-name="ce73" table:number-columns-repeated="1007"/>
          <table:table-cell table:style-name="ce21"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MS0059</text:p>
          </table:table-cell>
          <table:table-cell table:style-name="ce34" office:value-type="string" calcext:value-type="string">
            <text:p>Molex-CONN TERM FEMALE 22-24AWG TIN Reels of 20K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string" calcext:value-type="string">
            <text:p>16-02-0086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string" calcext:value-type="string">
            <text:p>16-02-008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0145" calcext:value-type="currency">
            <text:p>$0.01</text:p>
          </table:table-cell>
          <table:table-cell table:style-name="ce102" table:formula="of:=+[.J46]*[.H46]" office:value-type="float" office:value="0.029" calcext:value-type="float">
            <text:p>$0.03</text:p>
          </table:table-cell>
          <table:table-cell table:style-name="ce105" table:formula="of:=+[.H46]*[.$I$2]" office:value-type="float" office:value="1000" calcext:value-type="float">
            <text:p>10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PC-CN0001</text:p>
          </table:table-cell>
          <table:table-cell table:style-name="ce34" office:value-type="string" calcext:value-type="string">
            <text:p>Molex-Conn Housing 2POS .100 W/Latch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float" office:value="50579402" calcext:value-type="float">
            <text:p>50579402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float" office:value="50579402" calcext:value-type="float">
            <text:p>505794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062" calcext:value-type="currency">
            <text:p>$0.06</text:p>
          </table:table-cell>
          <table:table-cell table:style-name="ce102" table:formula="of:=+[.J47]*[.H47]" office:value-type="float" office:value="0.062" calcext:value-type="float">
            <text:p>$0.06</text:p>
          </table:table-cell>
          <table:table-cell table:style-name="ce105" table:formula="of:=+[.H47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9" office:value-type="string" calcext:value-type="string">
            <text:p>Electronic</text:p>
          </table:table-cell>
          <table:table-cell table:style-name="ce9" office:value-type="string" calcext:value-type="string">
            <text:p>EL-MS0141</text:p>
          </table:table-cell>
          <table:table-cell table:style-name="ce35" office:value-type="string" calcext:value-type="string">
            <text:p>Term Ring Non Ins 26-22AWG #4 Order Bulk Only</text:p>
          </table:table-cell>
          <table:table-cell table:style-name="ce49" office:value-type="string" calcext:value-type="string">
            <text:p>Panduit</text:p>
          </table:table-cell>
          <table:table-cell table:style-name="ce63" office:value-type="string" calcext:value-type="string">
            <text:p>P22-4R-M</text:p>
          </table:table-cell>
          <table:table-cell table:style-name="ce68" office:value-type="string" calcext:value-type="string">
            <text:p>TTI</text:p>
          </table:table-cell>
          <table:table-cell table:style-name="ce69" office:value-type="string" calcext:value-type="string">
            <text:p>P22-4R-M</text:p>
          </table:table-cell>
          <table:table-cell table:style-name="ce80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85" office:value-type="currency" office:currency="USD" office:value="0.059" calcext:value-type="currency">
            <text:p>$0.06</text:p>
          </table:table-cell>
          <table:table-cell table:style-name="ce102" table:formula="of:=+[.J48]*[.H48]" office:value-type="float" office:value="0.059" calcext:value-type="float">
            <text:p>$0.06</text:p>
          </table:table-cell>
          <table:table-cell table:style-name="ce105" table:formula="of:=+[.H48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0" office:value-type="string" calcext:value-type="string">
            <text:p>Electronic</text:p>
          </table:table-cell>
          <table:table-cell table:style-name="ce19" office:value-type="string" calcext:value-type="string">
            <text:p>EL-MS0416</text:p>
          </table:table-cell>
          <table:table-cell table:style-name="ce36" office:value-type="string" calcext:value-type="string">
            <text:p>Solder Sleeve B155-9002, one step</text:p>
          </table:table-cell>
          <table:table-cell table:style-name="ce28" office:value-type="string" calcext:value-type="string">
            <text:p>TE Connectivity</text:p>
          </table:table-cell>
          <table:table-cell table:style-name="ce60" office:value-type="string" calcext:value-type="string">
            <text:p>B-155-9002</text:p>
          </table:table-cell>
          <table:table-cell table:style-name="ce50" office:value-type="string" calcext:value-type="string">
            <text:p>Digi-Key</text:p>
          </table:table-cell>
          <table:table-cell table:style-name="ce28" office:value-type="string" calcext:value-type="string">
            <text:p>A104858-ND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ea</text:p>
          </table:table-cell>
          <table:table-cell table:style-name="ce93" office:value-type="currency" office:currency="USD" office:value="0.43" calcext:value-type="currency">
            <text:p>$0.43</text:p>
          </table:table-cell>
          <table:table-cell table:style-name="ce102" table:formula="of:=+[.J49]*[.H49]" office:value-type="float" office:value="0.86" calcext:value-type="float">
            <text:p>$0.86</text:p>
          </table:table-cell>
          <table:table-cell table:style-name="ce105" table:formula="of:=+[.H49]*[.$I$2]" office:value-type="float" office:value="1000" calcext:value-type="float">
            <text:p>1000</text:p>
          </table:table-cell>
          <table:table-cell table:style-name="ce43"/>
          <table:table-cell table:style-name="ce114" table:number-columns-repeated="2"/>
          <table:table-cell/>
          <table:table-cell table:style-name="ce122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205</text:p>
          </table:table-cell>
          <table:table-cell table:style-name="ce28" office:value-type="string" calcext:value-type="string">
            <text:p>Molex-CONN TERM MALE 22-24AWG TIN - Reels of 20K</text:p>
          </table:table-cell>
          <table:table-cell table:style-name="ce28" office:value-type="string" calcext:value-type="string">
            <text:p>Molex</text:p>
          </table:table-cell>
          <table:table-cell table:style-name="ce57" office:value-type="string" calcext:value-type="string">
            <text:p>16-02-0107</text:p>
          </table:table-cell>
          <table:table-cell table:style-name="ce28" office:value-type="string" calcext:value-type="string">
            <text:p>TTI</text:p>
          </table:table-cell>
          <table:table-cell table:style-name="ce28" office:value-type="string" calcext:value-type="string">
            <text:p>16-02-010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ea</text:p>
          </table:table-cell>
          <table:table-cell table:style-name="ce94" office:value-type="currency" office:currency="USD" office:value="0.0185" calcext:value-type="currency">
            <text:p>$0.02</text:p>
          </table:table-cell>
          <table:table-cell table:style-name="ce102" table:formula="of:=+[.J50]*[.H50]" office:value-type="float" office:value="0.2405" calcext:value-type="float">
            <text:p>$0.24</text:p>
          </table:table-cell>
          <table:table-cell table:style-name="ce105" table:formula="of:=+[.H50]*[.$I$2]" office:value-type="float" office:value="6500" calcext:value-type="float">
            <text:p>6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20" office:value-type="string" calcext:value-type="string">
            <text:p>EL-MS0251</text:p>
          </table:table-cell>
          <table:table-cell table:style-name="ce35" office:value-type="string" calcext:value-type="string">
            <text:p>CONN HOUSING 16POS .100 DUAL</text:p>
          </table:table-cell>
          <table:table-cell table:style-name="ce45" office:value-type="string" calcext:value-type="string">
            <text:p>Molex</text:p>
          </table:table-cell>
          <table:table-cell table:style-name="ce64" office:value-type="string" calcext:value-type="string">
            <text:p>22552161</text:p>
          </table:table-cell>
          <table:table-cell table:style-name="ce45" office:value-type="string" calcext:value-type="string">
            <text:p>TTI</text:p>
          </table:table-cell>
          <table:table-cell table:style-name="ce70" office:value-type="float" office:value="22552161" calcext:value-type="float">
            <text:p>22552161</text:p>
          </table:table-cell>
          <table:table-cell table:style-name="ce81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529" calcext:value-type="currency">
            <text:p>$0.53</text:p>
          </table:table-cell>
          <table:table-cell table:style-name="ce102" table:formula="of:=+[.J51]*[.H51]" office:value-type="float" office:value="0.529" calcext:value-type="float">
            <text:p>$0.53</text:p>
          </table:table-cell>
          <table:table-cell table:style-name="ce105" table:formula="of:=+[.H51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 table:style-name="ce21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1</text:p>
          </table:table-cell>
          <table:table-cell table:style-name="ce28" office:value-type="string" calcext:value-type="string">
            <text:p>JST – CONN TERM CRIMP PH 24-30AWG</text:p>
          </table:table-cell>
          <table:table-cell table:style-name="ce28" office:value-type="string" calcext:value-type="string">
            <text:p>JST Sales America, Inc. </text:p>
          </table:table-cell>
          <table:table-cell table:style-name="ce28" office:value-type="string" calcext:value-type="string">
            <text:p>SPH-002T-P0.5S</text:p>
          </table:table-cell>
          <table:table-cell table:style-name="ce28" office:value-type="string" calcext:value-type="string">
            <text:p>Digi-Key /Future Electronics </text:p>
          </table:table-cell>
          <table:table-cell table:style-name="ce71" office:value-type="string" calcext:value-type="string">
            <text:p>455-1127-1-ND</text:p>
          </table:table-cell>
          <table:table-cell table:style-name="ce82" office:value-type="float" office:value="4" calcext:value-type="float">
            <text:p>4</text:p>
          </table:table-cell>
          <table:table-cell table:style-name="ce4" office:value-type="string" calcext:value-type="string">
            <text:p>pcs</text:p>
          </table:table-cell>
          <table:table-cell table:style-name="ce86" office:value-type="currency" office:currency="USD" office:value="0.0126" calcext:value-type="currency">
            <text:p>$0.01</text:p>
          </table:table-cell>
          <table:table-cell table:style-name="ce102" table:formula="of:=+[.J52]*[.H52]" office:value-type="float" office:value="0.0504" calcext:value-type="float">
            <text:p>$0.05</text:p>
          </table:table-cell>
          <table:table-cell table:style-name="ce105" table:formula="of:=+[.H52]*[.$I$2]" office:value-type="float" office:value="2000" calcext:value-type="float">
            <text:p>2000</text:p>
          </table:table-cell>
          <table:table-cell table:style-name="ce105" office:value-type="string" calcext:value-type="string">
            <text:p>PO15139</text:p>
          </table:table-cell>
          <table:table-cell table:style-name="ce111" office:value-type="date" office:date-value="2016-08-17" calcext:value-type="date">
            <text:p>08/17/16</text:p>
          </table:table-cell>
          <table:table-cell table:style-name="ce111" office:value-type="date" office:date-value="2016-09-14" calcext:value-type="date">
            <text:p>09/14/16</text:p>
          </table:table-cell>
          <table:table-cell table:style-name="ce24"/>
          <table:table-cell table:style-name="ce123" table:number-columns-repeated="1007"/>
          <table:table-cell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5</text:p>
          </table:table-cell>
          <table:table-cell table:style-name="ce28" office:value-type="string" calcext:value-type="string">
            <text:p>CONN HOUSING PH 6POS 2MM WHITE</text:p>
          </table:table-cell>
          <table:table-cell table:style-name="ce28" office:value-type="string" calcext:value-type="string">
            <text:p>JST Sales America, Inc. </text:p>
          </table:table-cell>
          <table:table-cell table:style-name="ce28" office:value-type="string" calcext:value-type="string">
            <text:p>PHR-6</text:p>
          </table:table-cell>
          <table:table-cell table:style-name="ce28" office:value-type="string" calcext:value-type="string">
            <text:p>Digikey/ Future</text:p>
          </table:table-cell>
          <table:table-cell table:style-name="ce28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86" office:value-type="currency" office:currency="USD" office:value="0.0317" calcext:value-type="currency">
            <text:p>$0.03</text:p>
          </table:table-cell>
          <table:table-cell table:style-name="ce102" table:formula="of:=+[.J53]*[.H53]" office:value-type="float" office:value="0.0317" calcext:value-type="float">
            <text:p>$0.03</text:p>
          </table:table-cell>
          <table:table-cell table:style-name="ce105" table:formula="of:=+[.H53]*[.$I$2]" office:value-type="float" office:value="500" calcext:value-type="float">
            <text:p>500</text:p>
          </table:table-cell>
          <table:table-cell table:style-name="ce105" office:value-type="string" calcext:value-type="string">
            <text:p>PO15139</text:p>
          </table:table-cell>
          <table:table-cell table:style-name="ce111" office:value-type="date" office:date-value="2016-08-17" calcext:value-type="date">
            <text:p>08/17/16</text:p>
          </table:table-cell>
          <table:table-cell table:style-name="ce111" office:value-type="date" office:date-value="2016-09-14" calcext:value-type="date">
            <text:p>09/14/16</text:p>
          </table:table-cell>
          <table:table-cell table:style-name="ce24"/>
          <table:table-cell table:style-name="ce12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3</text:p>
          </table:table-cell>
          <table:table-cell table:style-name="ce29" office:value-type="string" calcext:value-type="string">
            <text:p>24AWG Stranded – Red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RD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RD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mm</text:p>
          </table:table-cell>
          <table:table-cell table:style-name="ce92" table:formula="of:=23/304800" office:value-type="currency" office:currency="USD" office:value="0.0000754593175853018" calcext:value-type="currency">
            <text:p>$0.00</text:p>
          </table:table-cell>
          <table:table-cell table:style-name="ce102" table:formula="of:=+[.J54]*[.H54]" office:value-type="float" office:value="0.0083005249343832" calcext:value-type="float">
            <text:p>$0.01</text:p>
          </table:table-cell>
          <table:table-cell table:style-name="ce105" table:formula="of:=+[.H54]*[.$I$2]" office:value-type="float" office:value="55000" calcext:value-type="float">
            <text:p>55000</text:p>
          </table:table-cell>
          <table:table-cell table:style-name="ce105" office:value-type="string" calcext:value-type="string">
            <text:p>0.3609'</text:p>
          </table:table-cell>
          <table:table-cell table:style-name="ce111" table:number-columns-repeated="2"/>
          <table:table-cell table:style-name="ce118"/>
          <table:table-cell table:style-name="ce12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5</text:p>
          </table:table-cell>
          <table:table-cell table:style-name="ce29" office:value-type="string" calcext:value-type="string">
            <text:p>24AWG Stranded – Black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BK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BK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mm</text:p>
          </table:table-cell>
          <table:table-cell table:style-name="ce92" table:formula="of:=23/304800" office:value-type="currency" office:currency="USD" office:value="0.0000754593175853018" calcext:value-type="currency">
            <text:p>$0.00</text:p>
          </table:table-cell>
          <table:table-cell table:style-name="ce102" table:formula="of:=+[.J55]*[.H55]" office:value-type="float" office:value="0.0083005249343832" calcext:value-type="float">
            <text:p>$0.01</text:p>
          </table:table-cell>
          <table:table-cell table:style-name="ce105" table:formula="of:=+[.H55]*[.$I$2]" office:value-type="float" office:value="55000" calcext:value-type="float">
            <text:p>55000</text:p>
          </table:table-cell>
          <table:table-cell table:style-name="ce105" office:value-type="string" calcext:value-type="string">
            <text:p>0.3609'</text:p>
          </table:table-cell>
          <table:table-cell table:style-name="ce111" table:number-columns-repeated="2"/>
          <table:table-cell table:style-name="ce118"/>
          <table:table-cell table:style-name="ce12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20</text:p>
          </table:table-cell>
          <table:table-cell table:style-name="ce29" office:value-type="string" calcext:value-type="string">
            <text:p>24AWG Stranded – Purple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VT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VT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mm</text:p>
          </table:table-cell>
          <table:table-cell table:style-name="ce92" table:formula="of:=23/304800" office:value-type="currency" office:currency="USD" office:value="0.0000754593175853018" calcext:value-type="currency">
            <text:p>$0.00</text:p>
          </table:table-cell>
          <table:table-cell table:style-name="ce102" table:formula="of:=+[.J56]*[.H56]" office:value-type="float" office:value="0.0113188976377953" calcext:value-type="float">
            <text:p>$0.01</text:p>
          </table:table-cell>
          <table:table-cell table:style-name="ce105" table:formula="of:=+[.H56]*[.$I$2]" office:value-type="float" office:value="75000" calcext:value-type="float">
            <text:p>75000</text:p>
          </table:table-cell>
          <table:table-cell table:style-name="ce105" office:value-type="string" calcext:value-type="string">
            <text:p>0.50'</text:p>
          </table:table-cell>
          <table:table-cell table:style-name="ce111" table:number-columns-repeated="2"/>
          <table:table-cell table:style-name="ce118"/>
          <table:table-cell table:style-name="ce12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9</text:p>
          </table:table-cell>
          <table:table-cell table:style-name="ce29" office:value-type="string" calcext:value-type="string">
            <text:p>24AWG Stranded – Yellow</text:p>
          </table:table-cell>
          <table:table-cell table:style-name="ce29" office:value-type="string" calcext:value-type="string">
            <text:p>Allcable </text:p>
          </table:table-cell>
          <table:table-cell table:style-name="ce29" office:value-type="string" calcext:value-type="string">
            <text:p>HU1569247YW</text:p>
          </table:table-cell>
          <table:table-cell table:style-name="ce29" office:value-type="string" calcext:value-type="string">
            <text:p>Allcable</text:p>
          </table:table-cell>
          <table:table-cell table:style-name="ce29" office:value-type="string" calcext:value-type="string">
            <text:p>HU1569247YW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mm</text:p>
          </table:table-cell>
          <table:table-cell table:style-name="ce92" table:formula="of:=0.04/12/25.4" office:value-type="currency" office:currency="USD" office:value="0.000131233595800525" calcext:value-type="currency">
            <text:p>$0.00</text:p>
          </table:table-cell>
          <table:table-cell table:style-name="ce102" table:formula="of:=+[.J57]*[.H57]" office:value-type="float" office:value="0.0196850393700788" calcext:value-type="float">
            <text:p>$0.02</text:p>
          </table:table-cell>
          <table:table-cell table:style-name="ce105" table:formula="of:=+[.H57]*[.$I$2]" office:value-type="float" office:value="75000" calcext:value-type="float">
            <text:p>75000</text:p>
          </table:table-cell>
          <table:table-cell table:style-name="ce105" office:value-type="string" calcext:value-type="string">
            <text:p>0.50'</text:p>
          </table:table-cell>
          <table:table-cell table:style-name="ce111" table:number-columns-repeated="2"/>
          <table:table-cell table:style-name="ce118"/>
          <table:table-cell table:style-name="ce12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37" office:value-type="string" calcext:value-type="string">
            <text:p>Wire - Single Conductor 20AWG SOLID PTFE, RED</text:p>
          </table:table-cell>
          <table:table-cell table:style-name="ce50" office:value-type="string" calcext:value-type="string">
            <text:p>Alpha Wire</text:p>
          </table:table-cell>
          <table:table-cell table:style-name="ce29" office:value-type="string" calcext:value-type="string">
            <text:p>2856/1</text:p>
          </table:table-cell>
          <table:table-cell table:style-name="ce29" office:value-type="string" calcext:value-type="string">
            <text:p>Allcable</text:p>
          </table:table-cell>
          <table:table-cell table:style-name="ce29"/>
          <table:table-cell table:style-name="ce6" office:value-type="float" office:value="175" calcext:value-type="float">
            <text:p>175</text:p>
          </table:table-cell>
          <table:table-cell table:style-name="ce6" office:value-type="string" calcext:value-type="string">
            <text:p>mm</text:p>
          </table:table-cell>
          <table:table-cell table:style-name="ce95" table:formula="of:=((112/100)/12)/25.4" office:value-type="currency" office:currency="USD" office:value="0.0036745406824147" calcext:value-type="currency">
            <text:p>$0.00</text:p>
          </table:table-cell>
          <table:table-cell table:style-name="ce102" table:formula="of:=+[.J58]*[.H58]" office:value-type="float" office:value="0.643044619422573" calcext:value-type="float">
            <text:p>$0.64</text:p>
          </table:table-cell>
          <table:table-cell table:style-name="ce105" table:formula="of:=+[.H58]*[.$I$2]" office:value-type="float" office:value="87500" calcext:value-type="float">
            <text:p>87500</text:p>
          </table:table-cell>
          <table:table-cell table:style-name="ce1" office:value-type="string" calcext:value-type="string">
            <text:p>0.60'</text:p>
          </table:table-cell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17" office:value-type="string" calcext:value-type="string">
            <text:p>EL-MS0139</text:p>
          </table:table-cell>
          <table:table-cell table:style-name="ce37" office:value-type="string" calcext:value-type="string">
            <text:p>Tubing Corrugated Loom 3/8" ID, Black, 1900' Box</text:p>
          </table:table-cell>
          <table:table-cell table:style-name="ce50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88-00012</text:p>
          </table:table-cell>
          <table:table-cell table:style-name="ce50" office:value-type="string" calcext:value-type="string">
            <text:p>EDC – Electronics Distributors Corporation </text:p>
          </table:table-cell>
          <table:table-cell table:style-name="ce29" office:value-type="string" calcext:value-type="string">
            <text:p>88-0001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mm</text:p>
          </table:table-cell>
          <table:table-cell table:style-name="ce95"/>
          <table:table-cell table:style-name="ce102" table:formula="of:=+[.J59]*[.H59]" office:value-type="float" office:value="0" calcext:value-type="float">
            <text:p/>
          </table:table-cell>
          <table:table-cell table:style-name="ce105" table:formula="of:=+[.H59]*[.$I$2]" office:value-type="float" office:value="50000" calcext:value-type="float">
            <text:p>50000</text:p>
          </table:table-cell>
          <table:table-cell table:style-name="ce105" office:value-type="string" calcext:value-type="string">
            <text:p>165 ft</text:p>
          </table:table-cell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9">
          <table:table-cell table:style-name="ce11" office:value-type="string" calcext:value-type="string" table:number-columns-spanned="3" table:number-rows-spanned="1">
            <text:p>Printed</text:p>
          </table:table-cell>
          <table:covered-table-cell table:number-columns-repeated="2" table:style-name="ce21"/>
          <table:table-cell table:style-name="ce51" table:number-columns-repeated="4"/>
          <table:table-cell/>
          <table:table-cell table:style-name="Default" table:number-columns-repeated="7"/>
          <table:table-cell/>
          <table:table-cell table:style-name="Default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29" office:value-type="string" calcext:value-type="string">
            <text:p>herringbone_small_gea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2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34" calcext:value-type="currency">
            <text:p>$0.34</text:p>
          </table:table-cell>
          <table:table-cell table:style-name="ce102" table:formula="of:=+[.J61]*[.H61]" office:value-type="float" office:value="0.34" calcext:value-type="float">
            <text:p>$0.34</text:p>
          </table:table-cell>
          <table:table-cell table:style-name="ce105" table:formula="of:=+[.H61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number-columns-repeated="1009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29" office:value-type="string" calcext:value-type="string">
            <text:p>herringbone_large_gea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1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2.43" calcext:value-type="currency">
            <text:p>$2.43</text:p>
          </table:table-cell>
          <table:table-cell table:style-name="ce102" table:formula="of:=+[.J62]*[.H62]" office:value-type="float" office:value="2.43" calcext:value-type="float">
            <text:p>$2.43</text:p>
          </table:table-cell>
          <table:table-cell table:style-name="ce105" table:formula="of:=+[.H62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number-columns-repeated="1009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29" office:value-type="string" calcext:value-type="string">
            <text:p>Wade Reloaded Bearing Washer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0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0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02" calcext:value-type="currency">
            <text:p>$0.02</text:p>
          </table:table-cell>
          <table:table-cell table:style-name="ce102" table:formula="of:=+[.J63]*[.H63]" office:value-type="float" office:value="0.02" calcext:value-type="float">
            <text:p>$0.02</text:p>
          </table:table-cell>
          <table:table-cell table:style-name="ce105" table:formula="of:=+[.H63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number-columns-repeated="1009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8" office:value-type="string" calcext:value-type="string">
            <text:p>Fan duct right v0.1, TAZ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12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1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6" office:value-type="currency" office:currency="USD" office:value="1.7" calcext:value-type="currency">
            <text:p>$1.70</text:p>
          </table:table-cell>
          <table:table-cell table:style-name="ce102" table:formula="of:=+[.J64]*[.H64]" office:value-type="float" office:value="1.7" calcext:value-type="float">
            <text:p>$1.70</text:p>
          </table:table-cell>
          <table:table-cell table:style-name="ce105" table:formula="of:=+[.H64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8" office:value-type="string" calcext:value-type="string">
            <text:p>Fan duct left v0.1, TAZ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11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11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6" office:value-type="currency" office:currency="USD" office:value="1.7" calcext:value-type="currency">
            <text:p>$1.70</text:p>
          </table:table-cell>
          <table:table-cell table:style-name="ce102" table:formula="of:=+[.J65]*[.H65]" office:value-type="float" office:value="1.7" calcext:value-type="float">
            <text:p>$1.70</text:p>
          </table:table-cell>
          <table:table-cell table:style-name="ce105" table:formula="of:=+[.H65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1</text:p>
          </table:table-cell>
          <table:table-cell table:style-name="ce29" office:value-type="string" calcext:value-type="string">
            <text:p>Beefy extruder idler v0.3, Black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1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9" calcext:value-type="currency">
            <text:p>$0.90</text:p>
          </table:table-cell>
          <table:table-cell table:style-name="ce102" table:formula="of:=+[.J66]*[.H66]" office:value-type="float" office:value="0.9" calcext:value-type="float">
            <text:p>$0.90</text:p>
          </table:table-cell>
          <table:table-cell table:style-name="ce105" table:formula="of:=+[.H66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10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42</text:p>
          </table:table-cell>
          <table:table-cell table:style-name="ce38" office:value-type="string" calcext:value-type="string">
            <text:p>Heatsink fan duct opah v1.1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42</text:p>
          </table:table-cell>
          <table:table-cell table:style-name="ce29" office:value-type="string" calcext:value-type="string">
            <text:p>Aleph Objects, inc.</text:p>
          </table:table-cell>
          <table:table-cell table:style-name="ce65" office:value-type="string" calcext:value-type="string">
            <text:p>PP-GP024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6" office:value-type="currency" office:currency="USD" office:value="1.25" calcext:value-type="currency">
            <text:p>$1.25</text:p>
          </table:table-cell>
          <table:table-cell table:style-name="ce102" table:formula="of:=+[.J67]*[.H67]" office:value-type="float" office:value="1.25" calcext:value-type="float">
            <text:p>$1.25</text:p>
          </table:table-cell>
          <table:table-cell table:style-name="ce105" table:formula="of:=+[.H67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 office:value-type="string" calcext:value-type="string">
            <text:p>PP-GP0243</text:p>
          </table:table-cell>
          <table:table-cell table:style-name="ce29" office:value-type="string" calcext:value-type="string">
            <text:p>Opah extruder body v0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3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3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4.01" calcext:value-type="currency">
            <text:p>$4.01</text:p>
          </table:table-cell>
          <table:table-cell table:style-name="ce102" table:formula="of:=+[.J68]*[.H68]" office:value-type="float" office:value="4.01" calcext:value-type="float">
            <text:p>$4.01</text:p>
          </table:table-cell>
          <table:table-cell table:style-name="ce105" table:formula="of:=+[.H68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 office:value-type="string" calcext:value-type="string">
            <text:p>PP-GP0244</text:p>
          </table:table-cell>
          <table:table-cell table:style-name="ce29" office:value-type="string" calcext:value-type="string">
            <text:p>Opah extruder brace v0.3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4</text:p>
          </table:table-cell>
          <table:table-cell table:style-name="ce29" office:value-type="string" calcext:value-type="string">
            <text:p>Aleph Objects, inc.</text:p>
          </table:table-cell>
          <table:table-cell table:style-name="ce66" office:value-type="string" calcext:value-type="string">
            <text:p>PP-GP0244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7" office:value-type="currency" office:currency="USD" office:value="1" calcext:value-type="currency">
            <text:p>$1.00</text:p>
          </table:table-cell>
          <table:table-cell table:style-name="ce102" table:formula="of:=+[.J69]*[.H69]" office:value-type="float" office:value="1" calcext:value-type="float">
            <text:p>$1.00</text:p>
          </table:table-cell>
          <table:table-cell table:style-name="ce105" table:formula="of:=+[.H69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5</text:p>
          </table:table-cell>
          <table:table-cell table:style-name="ce29" office:value-type="string" calcext:value-type="string">
            <text:p>Opah idler latch v2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5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.26" calcext:value-type="currency">
            <text:p>$0.26</text:p>
          </table:table-cell>
          <table:table-cell table:style-name="ce102" table:formula="of:=+[.J70]*[.H70]" office:value-type="float" office:value="0.26" calcext:value-type="float">
            <text:p>$0.26</text:p>
          </table:table-cell>
          <table:table-cell table:style-name="ce105" table:formula="of:=+[.H70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6</text:p>
          </table:table-cell>
          <table:table-cell table:style-name="ce29" office:value-type="string" calcext:value-type="string">
            <text:p>Opah extruder mount v1.2, Dark Silver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6</text:p>
          </table:table-cell>
          <table:table-cell table:style-name="ce29" office:value-type="string" calcext:value-type="string">
            <text:p>Aleph Objects, inc.</text:p>
          </table:table-cell>
          <table:table-cell table:style-name="ce29" office:value-type="string" calcext:value-type="string">
            <text:p>PP-GP024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6.51" calcext:value-type="currency">
            <text:p>$6.51</text:p>
          </table:table-cell>
          <table:table-cell table:style-name="ce102" table:formula="of:=+[.J71]*[.H71]" office:value-type="float" office:value="6.51" calcext:value-type="float">
            <text:p>$6.51</text:p>
          </table:table-cell>
          <table:table-cell table:style-name="ce105" table:formula="of:=+[.H71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11">
          <table:table-cell table:style-name="ce11" office:value-type="string" calcext:value-type="string" table:number-columns-spanned="3" table:number-rows-spanned="1">
            <text:p>Packaging</text:p>
          </table:table-cell>
          <table:covered-table-cell table:style-name="ce6"/>
          <table:covered-table-cell table:style-name="ce29"/>
          <table:table-cell table:style-name="ce52" table:number-columns-repeated="4"/>
          <table:table-cell table:style-name="ce6" table:number-columns-repeated="2"/>
          <table:table-cell table:style-name="ce92"/>
          <table:table-cell table:style-name="ce102"/>
          <table:table-cell table:style-name="ce105" table:number-columns-repeated="2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6" office:value-type="string" calcext:value-type="string">
            <text:p>Consumable</text:p>
          </table:table-cell>
          <table:table-cell table:style-name="ce6" office:value-type="string" calcext:value-type="string">
            <text:p>RM-MS0035</text:p>
          </table:table-cell>
          <table:table-cell table:style-name="ce29" office:value-type="string" calcext:value-type="string">
            <text:p>nGen Amphora (colorFabb) Sample Pack, AM3300 Polymer, LulzBot Green</text:p>
          </table:table-cell>
          <table:table-cell table:style-name="ce29" office:value-type="string" calcext:value-type="string">
            <text:p>colorFabb B.V. </text:p>
          </table:table-cell>
          <table:table-cell table:style-name="ce29"/>
          <table:table-cell table:style-name="ce29" office:value-type="string" calcext:value-type="string">
            <text:p>colorFabb B.V. </text:p>
          </table:table-cell>
          <table:table-cell table:style-name="ce29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92" office:value-type="currency" office:currency="USD" office:value="0" calcext:value-type="currency">
            <text:p>$0.00</text:p>
          </table:table-cell>
          <table:table-cell table:style-name="ce102" table:formula="of:=+[.J73]*[.H73]" office:value-type="float" office:value="0" calcext:value-type="float">
            <text:p/>
          </table:table-cell>
          <table:table-cell table:style-name="ce105" table:formula="of:=+[.H73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HD-MS0348</text:p>
          </table:table-cell>
          <table:table-cell table:style-name="ce39" office:value-type="string" calcext:value-type="string">
            <text:p>ESD Foam 40mm x 20mm x 10mm - Extruder Pin Protector</text:p>
          </table:table-cell>
          <table:table-cell table:style-name="ce53" office:value-type="string" calcext:value-type="string">
            <text:p>Paqsource</text:p>
          </table:table-cell>
          <table:table-cell table:style-name="ce53"/>
          <table:table-cell table:style-name="ce40" office:value-type="string" calcext:value-type="string">
            <text:p>Paqsource</text:p>
          </table:table-cell>
          <table:table-cell table:style-name="ce53" office:value-type="string" calcext:value-type="string">
            <text:p>015-291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98" office:value-type="currency" office:currency="USD" office:value="0.03" calcext:value-type="currency">
            <text:p>$0.03</text:p>
          </table:table-cell>
          <table:table-cell table:style-name="ce102" table:formula="of:=+[.J74]*[.H74]" office:value-type="float" office:value="0.03" calcext:value-type="float">
            <text:p>$0.03</text:p>
          </table:table-cell>
          <table:table-cell table:style-name="ce105" table:formula="of:=+[.H74]*[.$I$2]" office:value-type="float" office:value="500" calcext:value-type="float">
            <text:p>500</text:p>
          </table:table-cell>
          <table:table-cell table:style-name="ce105"/>
          <table:table-cell table:style-name="ce111" table:number-columns-repeated="2"/>
          <table:table-cell office:value-type="string" calcext:value-type="string">
            <text:p>requested leadtime to order more</text:p>
          </table:table-cell>
          <table:table-cell table:number-columns-repeated="1008"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G0059</text:p>
          </table:table-cell>
          <table:table-cell table:style-name="ce40" office:value-type="string" calcext:value-type="string">
            <text:p>Mailers, Indestructo, 7 x 5 x 4</text:p>
          </table:table-cell>
          <table:table-cell table:style-name="ce53" table:number-columns-repeated="2"/>
          <table:table-cell table:style-name="ce40" office:value-type="string" calcext:value-type="string">
            <text:p>Uline</text:p>
          </table:table-cell>
          <table:table-cell table:style-name="ce53" office:value-type="string" calcext:value-type="string">
            <text:p>S-971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a</text:p>
          </table:table-cell>
          <table:table-cell table:style-name="ce98" office:value-type="currency" office:currency="USD" office:value="0.76" calcext:value-type="currency">
            <text:p>$0.76</text:p>
          </table:table-cell>
          <table:table-cell table:style-name="ce102" table:formula="of:=+[.J75]*[.H75]" office:value-type="string" office:string-value="" calcext:value-type="error">
            <text:p>#VALUE!</text:p>
          </table:table-cell>
          <table:table-cell table:style-name="ce105" table:formula="of:=+[.H75]*[.$I$2]" office:value-type="string" office:string-value="" calcext:value-type="error">
            <text:p>#VALUE!</text:p>
          </table:table-cell>
          <table:table-cell table:style-name="ce105"/>
          <table:table-cell table:style-name="ce111" table:number-columns-repeated="2"/>
          <table:table-cell table:number-columns-repeated="1009"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19</text:p>
          </table:table-cell>
          <table:table-cell table:style-name="ce40" office:value-type="string" calcext:value-type="string">
            <text:p>Bubble 1/8x48x750 perf 12" slit 2-24" rolls</text:p>
          </table:table-cell>
          <table:table-cell table:style-name="ce53" table:number-columns-repeated="2"/>
          <table:table-cell table:style-name="ce40" office:value-type="string" calcext:value-type="string">
            <text:p>Shipper Supply</text:p>
          </table:table-cell>
          <table:table-cell table:style-name="ce5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heet</text:p>
          </table:table-cell>
          <table:table-cell table:style-name="ce98" table:formula="of:=228/1500" office:value-type="currency" office:currency="USD" office:value="0.152" calcext:value-type="currency">
            <text:p>$0.15</text:p>
          </table:table-cell>
          <table:table-cell table:style-name="ce102" table:formula="of:=+[.J76]*[.H76]" office:value-type="string" office:string-value="" calcext:value-type="error">
            <text:p>#VALUE!</text:p>
          </table:table-cell>
          <table:table-cell table:style-name="ce105" table:formula="of:=+[.H76]*[.$I$2]" office:value-type="string" office:string-value="" calcext:value-type="error">
            <text:p>#VALUE!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39</text:p>
          </table:table-cell>
          <table:table-cell table:style-name="ce40" office:value-type="string" calcext:value-type="string">
            <text:p>Roll of 48"x1/4" Thick Foam, Split at 12" - 225 feet Per Roll</text:p>
          </table:table-cell>
          <table:table-cell table:style-name="ce53" table:number-columns-repeated="2"/>
          <table:table-cell table:style-name="ce40" office:value-type="string" calcext:value-type="string">
            <text:p>Shipper Supply</text:p>
          </table:table-cell>
          <table:table-cell table:style-name="ce5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a</text:p>
          </table:table-cell>
          <table:table-cell table:style-name="ce13"/>
          <table:table-cell table:style-name="ce102" table:formula="of:=+[.J77]*[.H77]" office:value-type="string" office:string-value="" calcext:value-type="error">
            <text:p>#VALUE!</text:p>
          </table:table-cell>
          <table:table-cell table:style-name="ce105" table:formula="of:=+[.H77]*[.$I$2]" office:value-type="string" office:string-value="" calcext:value-type="error">
            <text:p>#VALUE!</text:p>
          </table:table-cell>
          <table:table-cell table:style-name="ce105"/>
          <table:table-cell table:style-name="ce111" table:number-columns-repeated="2"/>
          <table:table-cell table:style-name="ce24"/>
          <table:table-cell table:style-name="ce73" table:number-columns-repeated="1007"/>
          <table:table-cell/>
        </table:table-row>
        <table:table-row table:style-name="ro5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09</text:p>
          </table:table-cell>
          <table:table-cell table:style-name="ce41" office:value-type="string" calcext:value-type="string">
            <text:p>Label, LulzBot TAZ Opah Tool Head v2c, 1.2 Nozzle, Front</text:p>
          </table:table-cell>
          <table:table-cell table:style-name="ce54" table:number-columns-repeated="2"/>
          <table:table-cell table:style-name="ce41" office:value-type="string" calcext:value-type="string">
            <text:p>Sticker Giant</text:p>
          </table:table-cell>
          <table:table-cell table:style-name="ce54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ea</text:p>
          </table:table-cell>
          <table:table-cell table:style-name="ce99" office:value-type="currency" office:currency="USD" office:value="0.226" calcext:value-type="currency">
            <text:p>$0.23</text:p>
          </table:table-cell>
          <table:table-cell table:style-name="ce102" table:formula="of:=+[.J78]*[.H78]" office:value-type="string" office:string-value="" calcext:value-type="error">
            <text:p>#VALUE!</text:p>
          </table:table-cell>
          <table:table-cell table:style-name="ce105" table:formula="of:=+[.H78]*[.$I$2]" office:value-type="string" office:string-value="" calcext:value-type="error">
            <text:p>#VALUE!</text:p>
          </table:table-cell>
          <table:table-cell table:style-name="ce108"/>
          <table:table-cell table:style-name="ce115" table:number-columns-repeated="2"/>
          <table:table-cell table:style-name="ce119"/>
          <table:table-cell table:style-name="ce124" table:number-columns-repeated="1007"/>
          <table:table-cell/>
        </table:table-row>
        <table:table-row table:style-name="ro5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10</text:p>
          </table:table-cell>
          <table:table-cell table:style-name="ce41" office:value-type="string" calcext:value-type="string">
            <text:p>Label, LulzBot TAZ Opah Tool Head v2c, 1.2 Nozzle, Back</text:p>
          </table:table-cell>
          <table:table-cell table:style-name="ce54" table:number-columns-repeated="2"/>
          <table:table-cell table:style-name="ce41" office:value-type="string" calcext:value-type="string">
            <text:p>Sticker Giant</text:p>
          </table:table-cell>
          <table:table-cell table:style-name="ce54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ea</text:p>
          </table:table-cell>
          <table:table-cell table:style-name="ce99" office:value-type="currency" office:currency="USD" office:value="0.226" calcext:value-type="currency">
            <text:p>$0.23</text:p>
          </table:table-cell>
          <table:table-cell table:style-name="ce102" table:formula="of:=+[.J79]*[.H79]" office:value-type="string" office:string-value="" calcext:value-type="error">
            <text:p>#VALUE!</text:p>
          </table:table-cell>
          <table:table-cell table:style-name="ce105" table:formula="of:=+[.H79]*[.$I$2]" office:value-type="string" office:string-value="" calcext:value-type="error">
            <text:p>#VALUE!</text:p>
          </table:table-cell>
          <table:table-cell table:style-name="ce108"/>
          <table:table-cell table:style-name="ce115" table:number-columns-repeated="2"/>
          <table:table-cell table:style-name="ce119"/>
          <table:table-cell table:style-name="ce124" table:number-columns-repeated="1007"/>
          <table:table-cell/>
        </table:table-row>
        <table:table-row table:style-name="ro5">
          <table:table-cell table:style-name="ce15" office:value-type="string" calcext:value-type="string">
            <text:p>Documentation</text:p>
          </table:table-cell>
          <table:table-cell table:style-name="ce22" office:value-type="string" calcext:value-type="string">
            <text:p>DC-MS0047</text:p>
          </table:table-cell>
          <table:table-cell table:style-name="ce42" office:value-type="string" calcext:value-type="string">
            <text:p>v2 Tool Head Instruction Card</text:p>
          </table:table-cell>
          <table:table-cell table:style-name="ce42"/>
          <table:table-cell table:style-name="ce67"/>
          <table:table-cell table:style-name="ce42"/>
          <table:table-cell table:style-name="ce72"/>
          <table:table-cell table:style-name="ce83" office:value-type="string" calcext:value-type="string">
            <text:p>?</text:p>
          </table:table-cell>
          <table:table-cell table:style-name="ce22" office:value-type="string" calcext:value-type="string">
            <text:p>ea</text:p>
          </table:table-cell>
          <table:table-cell table:style-name="ce100" office:value-type="currency" office:currency="USD" office:value="0.08" calcext:value-type="currency">
            <text:p>$0.080</text:p>
          </table:table-cell>
          <table:table-cell table:style-name="ce102" table:formula="of:=+[.J80]*[.H80]" office:value-type="string" office:string-value="" calcext:value-type="error">
            <text:p>#VALUE!</text:p>
          </table:table-cell>
          <table:table-cell table:style-name="ce105" table:formula="of:=+[.H80]*[.$I$2]" office:value-type="string" office:string-value="" calcext:value-type="error">
            <text:p>#VALUE!</text:p>
          </table:table-cell>
          <table:table-cell table:style-name="ce108"/>
          <table:table-cell table:style-name="ce115" table:number-columns-repeated="2"/>
          <table:table-cell table:style-name="ce119"/>
          <table:table-cell table:style-name="ce124" table:number-columns-repeated="1007"/>
          <table:table-cell/>
        </table:table-row>
        <table:table-row table:style-name="ro5">
          <table:table-cell table:number-columns-repeated="10"/>
          <table:table-cell table:style-name="ce10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01"/>
          <table:table-cell table:number-columns-repeated="1014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21"/>
        <table:table-column table:style-name="co14" table:default-cell-style-name="ce21"/>
        <table:table-column table:style-name="co8" table:number-columns-repeated="2" table:default-cell-style-name="ce21"/>
        <table:table-column table:style-name="co15" table:default-cell-style-name="ce21"/>
        <table:table-column table:style-name="co8" table:number-columns-repeated="1018" table:default-cell-style-name="ce21"/>
        <table:table-row table:style-name="ro12">
          <table:table-cell table:style-name="ce125" office:value-type="string" calcext:value-type="string">
            <text:p>Category</text:p>
          </table:table-cell>
          <table:table-cell table:style-name="ce126" office:value-type="string" calcext:value-type="string">
            <text:p>Part No</text:p>
          </table:table-cell>
          <table:table-cell table:style-name="ce127" office:value-type="string" calcext:value-type="string">
            <text:p>Name</text:p>
          </table:table-cell>
          <table:table-cell table:style-name="ce125" office:value-type="string" calcext:value-type="string">
            <text:p>Qty</text:p>
          </table:table-cell>
          <table:table-cell table:style-name="ce125" office:value-type="string" calcext:value-type="string">
            <text:p>UOM</text:p>
          </table:table-cell>
          <table:table-cell table:style-name="ce128" office:value-type="string" calcext:value-type="string">
            <text:p>Status</text:p>
          </table:table-cell>
          <table:table-cell table:style-name="ce128"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for Hex nozzle v2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bra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latc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29" office:value-type="string" calcext:value-type="string">
            <text:p>herringbone_small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29" office:value-type="string" calcext:value-type="string">
            <text:p>herringbone_large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29" office:value-type="string" calcext:value-type="string">
            <text:p>Wade Reloaded Bearing Wash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Wade Reloaded Idler Block v1.4b, Taz &amp; Min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/>
          <table:table-cell table:style-name="ce38" office:value-type="string" calcext:value-type="string">
            <text:p>Heatsink Fan Duct, Opah, v1.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8" office:value-type="string" calcext:value-type="string">
            <text:p>Fan duct righ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8" office:value-type="string" calcext:value-type="string">
            <text:p>Fan duct lef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m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1:56:58.561073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8-17T15:27:20.858368587</dc:date>
    <meta:editing-duration>P5DT3H21M38S</meta:editing-duration>
    <meta:editing-cycles>67</meta:editing-cycles>
    <meta:generator>LibreOffice/5.0.4.2$Linux_X86_64 LibreOffice_project/2b9802c1994aa0b7dc6079e128979269cf95bc78</meta:generator>
    <meta:print-date>2016-07-25T07:39:43.516986652</meta:print-date>
    <dc:creator>Aleph User</dc:creator>
    <meta:document-statistic meta:table-count="2" meta:cell-count="926" meta:object-count="0"/>
  </office:meta>
</office:document-meta>
</file>